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3.842cm" fo:min-width="11.79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3.95cm" fo:min-width="10.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 fo:min-height="14.95cm" fo:min-width="11.79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5.591cm" fo:min-width="12.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8.55cm" fo:min-width="12.1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4.75cm" fo:min-width="11.792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3.95cm" fo:min-width="11.792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5.993cm" style:use-optimal-column-width="false"/>
    </style:style>
    <style:style style:name="co2" style:family="table-column">
      <style:table-column-properties style:column-width="3.98cm" style:use-optimal-column-width="false"/>
    </style:style>
    <style:style style:name="co3" style:family="table-column">
      <style:table-column-properties style:column-width="5.2cm" style:use-optimal-column-width="false"/>
    </style:style>
    <style:style style:name="co4" style:family="table-column">
      <style:table-column-properties style:column-width="5.199cm" style:use-optimal-column-width="false"/>
    </style:style>
    <style:style style:name="co5" style:family="table-column">
      <style:table-column-properties style:column-width="6.071cm" style:use-optimal-column-width="false"/>
    </style:style>
    <style:style style:name="co6" style:family="table-column">
      <style:table-column-properties style:column-width="4.328cm" style:use-optimal-column-width="false"/>
    </style:style>
    <style:style style:name="co7" style:family="table-column">
      <style:table-column-properties style:column-width="6.384cm" style:use-optimal-column-width="false"/>
    </style:style>
    <style:style style:name="co8" style:family="table-column">
      <style:table-column-properties style:column-width="4.24cm" style:use-optimal-column-width="false"/>
    </style:style>
    <style:style style:name="co9" style:family="table-column">
      <style:table-column-properties style:column-width="5.356cm" style:use-optimal-column-width="false"/>
    </style:style>
    <style:style style:name="co10" style:family="table-column">
      <style:table-column-properties style:column-width="6.822cm" style:use-optimal-column-width="false"/>
    </style:style>
    <style:style style:name="co11" style:family="table-column">
      <style:table-column-properties style:column-width="4.178cm" style:use-optimal-column-width="false"/>
    </style:style>
    <style:style style:name="ro1" style:family="table-row">
      <style:table-row-properties style:row-height="0.62cm" style:use-optimal-row-height="false"/>
    </style:style>
    <style:style style:name="ro2" style:family="table-row">
      <style:table-row-properties style:row-height="0.987cm" style:use-optimal-row-height="false"/>
    </style:style>
    <style:style style:name="ro3" style:family="table-row">
      <style:table-row-properties style:row-height="0.6cm" style:use-optimal-row-height="false"/>
    </style:style>
    <style:style style:name="ro4" style:family="table-row">
      <style:table-row-properties style:row-height="0cm" style:use-optimal-row-height="true"/>
    </style:style>
    <style:style style:name="ro5" style:family="table-row">
      <style:table-row-properties style:row-height="0.989cm" style:use-optimal-row-height="false"/>
    </style:style>
    <style:style style:name="ro6" style:family="table-row">
      <style:table-row-properties style:row-height="1.892cm" style:use-optimal-row-height="false"/>
    </style:style>
    <style:style style:name="ro7" style:family="table-row">
      <style:table-row-properties style:row-height="2.085cm" style:use-optimal-row-height="false"/>
    </style:style>
    <style:style style:name="ro8" style:family="table-row">
      <style:table-row-properties style:row-height="2.093cm" style:use-optimal-row-height="false"/>
    </style:style>
    <style:style style:name="ro9" style:family="table-row">
      <style:table-row-properties style:row-height="1.255cm" style:use-optimal-row-height="false"/>
    </style:style>
    <style:style style:name="ro10" style:family="table-row">
      <style:table-row-properties style:row-height="1.383cm" style:use-optimal-row-height="false"/>
    </style:style>
    <style:style style:name="ro11" style:family="table-row">
      <style:table-row-properties style:row-height="1.385cm" style:use-optimal-row-height="false"/>
    </style:style>
    <style:style style:name="ro12" style:family="table-row">
      <style:table-row-properties style:row-height="1.38cm" style:use-optimal-row-height="false"/>
    </style:style>
    <style:style style:name="ro13" style:family="table-row">
      <style:table-row-properties style:row-height="0.972cm" style:use-optimal-row-height="false"/>
    </style:style>
    <style:style style:name="ro14" style:family="table-row">
      <style:table-row-properties style:row-height="0.791cm" style:use-optimal-row-height="false"/>
    </style:style>
    <style:style style:name="ro15" style:family="table-row">
      <style:table-row-properties style:row-height="0.855cm" style:use-optimal-row-height="false"/>
    </style:style>
    <style:style style:name="ro16" style:family="table-row">
      <style:table-row-properties style:row-height="0.675cm" style:use-optimal-row-height="false"/>
    </style:style>
    <style:style style:name="ro17" style:family="table-row">
      <style:table-row-properties style:row-height="0.844cm" style:use-optimal-row-height="false"/>
    </style:style>
    <style:style style:name="ro18" style:family="table-row">
      <style:table-row-properties style:row-height="1.241cm" style:use-optimal-row-height="false"/>
    </style:style>
    <style:style style:name="ro19" style:family="table-row">
      <style:table-row-properties style:row-height="1.46cm" style:use-optimal-row-height="false"/>
    </style:style>
    <style:style style:name="ro20" style:family="table-row">
      <style:table-row-properties style:row-height="1.704cm" style:use-optimal-row-height="false"/>
    </style:style>
    <style:style style:name="ce1" style:family="table-cell">
      <style:text-properties fo:font-size="18pt" style:text-underline-style="solid" style:text-underline-width="auto" style:text-underline-color="font-color" style:font-size-asian="18pt" style:font-size-complex="18pt"/>
    </style:style>
    <style:style style:name="ce2" style:family="table-cell">
      <style:text-properties fo:font-size="18pt" style:text-underline-style="none" style:font-size-asian="18pt" style:font-size-complex="18pt"/>
    </style:style>
    <style:style style:name="ce3" style:family="table-cell">
      <style:text-properties fo:font-size="18pt" style:text-underline-style="solid" style:text-underline-type="double" style:text-underline-width="auto" style:text-underline-color="font-color" style:font-size-asian="18pt" style:font-size-complex="18pt"/>
    </style:style>
    <style:style style:name="ce4" style:family="table-cell">
      <style:text-properties fo:font-size="18pt" style:text-underline-style="dotted" style:text-underline-width="auto" style:text-underline-color="font-color" style:font-size-asian="18pt" style:font-size-complex="18pt"/>
    </style:style>
    <style:style style:name="ce5" style:family="table-cell">
      <style:text-properties fo:font-size="18pt" style:text-underline-style="dotted" style:text-underline-width="bold" style:text-underline-color="font-color" style:font-size-asian="18pt" style:font-size-complex="18pt"/>
    </style:style>
    <style:style style:name="ce6" style:family="table-cell">
      <style:text-properties fo:font-size="18pt" style:text-underline-style="wave" style:text-underline-width="auto" style:text-underline-color="font-color" style:font-size-asian="18pt" style:font-size-complex="18p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hyphenate="false" loext:hyphenation-no-caps="false"/>
    </style:style>
    <style:style style:name="P3" style:family="paragraph">
      <style:text-properties style:text-underline-style="none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text-properties style:text-underline-style="dotted" style:text-underline-width="auto" style:text-underline-color="font-color" style:font-size-asian="18pt" style:font-size-complex="18pt"/>
    </style:style>
    <style:style style:name="P6" style:family="paragraph">
      <style:text-properties style:text-underline-style="dotted" style:text-underline-width="bold" style:text-underline-color="font-color" style:font-size-asian="18pt" style:font-size-complex="18pt"/>
    </style:style>
    <style:style style:name="P7" style:family="paragraph">
      <loext:graphic-properties draw:fill="none" draw:fill-color="#ffffff"/>
      <style:paragraph-properties style:writing-mode="lr-tb"/>
      <style:text-properties fo:font-size="20pt" fo:font-weight="bold" style:font-size-asian="18pt" style:font-size-complex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text-properties style:text-underline-style="wave" style:text-underline-width="auto" style:text-underline-color="font-color" style:font-size-asian="18pt" style:font-size-complex="18pt"/>
    </style:style>
    <style:style style:name="T1" style:family="text">
      <style:text-properties fo:font-size="24pt" fo:font-weight="bold" style:font-size-asian="18pt" style:font-size-complex="18pt"/>
    </style:style>
    <style:style style:name="T2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3" style:family="text">
      <style:text-properties fo:font-size="18pt" style:text-underline-style="none" style:font-size-asian="18pt" style:font-size-complex="18pt"/>
    </style:style>
    <style:style style:name="T4" style:family="text">
      <style:text-properties fo:font-size="18pt" style:text-underline-style="solid" style:text-underline-type="double" style:text-underline-width="auto" style:text-underline-color="font-color" style:font-size-asian="18pt" style:font-size-complex="18pt"/>
    </style:style>
    <style:style style:name="T5" style:family="text">
      <style:text-properties fo:font-size="18pt" style:text-underline-style="dotted" style:text-underline-width="auto" style:text-underline-color="font-color" style:font-size-asian="18pt" style:font-size-complex="18pt"/>
    </style:style>
    <style:style style:name="T6" style:family="text">
      <style:text-properties fo:font-size="18pt" style:text-underline-style="dotted" style:text-underline-width="bold" style:text-underline-color="font-color" style:font-size-asian="18pt" style:font-size-complex="18pt"/>
    </style:style>
    <style:style style:name="T7" style:family="text">
      <style:text-properties fo:font-size="20pt" fo:font-weight="bold" style:font-size-asian="18pt" style:font-size-complex="18pt"/>
    </style:style>
    <style:style style:name="T8" style:family="text">
      <style:text-properties fo:font-size="18pt" style:text-underline-style="wave" style:text-underline-width="auto" style:text-underline-color="font-color" style:font-size-asian="18pt" style:font-size-complex="18pt"/>
    </style:style>
    <style:style style:name="T9" style:family="text">
      <style:text-properties fo:font-size="2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2.292cm" svg:height="14.092cm" svg:x="1.2cm" svg:y="0.908cm">
          <text:p text:style-name="P1"><text:span text:style-name="T1">Users Table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2"><text:span text:style-name="T1"/></text:p>
          <text:p text:style-name="P2"><text:span text:style-name="T1"/></text:p>
          <text:p text:style-name="P1"/>
          <draw:enhanced-geometry svg:viewBox="0 0 21600 21600" draw:type="rectangle" draw:enhanced-path="M 0 0 L 21600 0 21600 21600 0 21600 0 0 Z N"/>
        </draw:custom-shape>
        <draw:frame draw:style-name="standard" draw:layer="layout" svg:width="9.972cm" svg:height="11.74cm" svg:x="2.652cm" svg:y="2.49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2">User ID </text:span></text:p>
              </table:table-cell>
              <table:table-cell table:style-name="gray3">
                <text:p>int</text:p>
              </table:table-cell>
            </table:table-row>
            <table:table-row table:style-name="ro2" table:default-cell-style-name="gray2">
              <table:table-cell>
                <text:p>User Email</text:p>
              </table:table-cell>
              <table:table-cell>
                <text:p>varchar</text:p>
              </table:table-cell>
            </table:table-row>
            <table:table-row table:style-name="ro3">
              <table:table-cell table:style-name="ce2">
                <text:p text:style-name="P3"><text:span text:style-name="T3">UserPassword</text:span></text:p>
              </table:table-cell>
              <table:table-cell table:style-name="gray1">
                <text:p>varchar</text:p>
              </table:table-cell>
            </table:table-row>
            <table:table-row table:style-name="ro2" table:default-cell-style-name="gray2">
              <table:table-cell>
                <text:p>UserFirstName</text:p>
              </table:table-cell>
              <table:table-cell>
                <text:p>varchar</text:p>
              </table:table-cell>
            </table:table-row>
            <table:table-row table:style-name="ro2" table:default-cell-style-name="gray1">
              <table:table-cell>
                <text:p>UserLastName</text:p>
              </table:table-cell>
              <table:table-cell>
                <text:p>varchar</text:p>
              </table:table-cell>
            </table:table-row>
            <table:table-row table:style-name="ro2" table:default-cell-style-name="gray2">
              <table:table-cell>
                <text:p>UserCity</text:p>
              </table:table-cell>
              <table:table-cell>
                <text:p>varchar</text:p>
              </table:table-cell>
            </table:table-row>
            <table:table-row table:style-name="ro4" table:default-cell-style-name="gray1">
              <table:table-cell>
                <text:p>UserState</text:p>
              </table:table-cell>
              <table:table-cell>
                <text:p>varchar</text:p>
              </table:table-cell>
            </table:table-row>
            <table:table-row table:style-name="ro4" table:default-cell-style-name="gray2">
              <table:table-cell>
                <text:p>UserZip</text:p>
              </table:table-cell>
              <table:table-cell>
                <text:p>varchar</text:p>
              </table:table-cell>
            </table:table-row>
            <table:table-row table:style-name="ro4" table:default-cell-style-name="gray1">
              <table:table-cell>
                <text:p>UserEmailVerified</text:p>
              </table:table-cell>
              <table:table-cell>
                <text:p>tinyint</text:p>
              </table:table-cell>
            </table:table-row>
            <table:table-row table:style-name="ro5" table:default-cell-style-name="gray2">
              <table:table-cell>
                <text:p>UserIP</text:p>
              </table:table-cell>
              <table:table-cell>
                <text:p>varchar</text:p>
              </table:table-cell>
            </table:table-row>
            <table:table-row table:style-name="ro1" table:default-cell-style-name="gray1">
              <table:table-cell>
                <text:p>UserPhone</text:p>
              </table:table-cell>
              <table:table-cell>
                <text:p>varchar</text:p>
              </table:table-cell>
            </table:table-row>
            <table:table-row table:style-name="ro1" table:default-cell-style-name="gray2">
              <table:table-cell>
                <text:p>UserAddress</text:p>
              </table:table-cell>
              <table:table-cell>
                <text:p>varchar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" draw:text-style-name="P4" draw:layer="layout" svg:width="11.4cm" svg:height="14.2cm" svg:x="15.6cm" svg:y="0.8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0.398cm" svg:height="12.324cm" svg:x="16cm" svg:y="2.27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6">
              <table:table-cell table:style-name="ce3">
                <text:p><text:span text:style-name="T4">UserID</text:span></text:p>
              </table:table-cell>
              <table:table-cell table:style-name="gray3">
                <text:p>int</text:p>
              </table:table-cell>
            </table:table-row>
            <table:table-row table:style-name="ro7" table:default-cell-style-name="gray2">
              <table:table-cell>
                <text:p>Customer Name</text:p>
              </table:table-cell>
              <table:table-cell>
                <text:p>varchar</text:p>
              </table:table-cell>
            </table:table-row>
            <table:table-row table:style-name="ro7">
              <table:table-cell table:style-name="ce4">
                <text:p text:style-name="P5"><text:span text:style-name="T5">UserEmail</text:span></text:p>
              </table:table-cell>
              <table:table-cell table:style-name="gray1">
                <text:p>varchar</text:p>
              </table:table-cell>
            </table:table-row>
            <table:table-row table:style-name="ro7">
              <table:table-cell table:style-name="ce5">
                <text:p text:style-name="P6"><text:span text:style-name="T6">UserPhone</text:span></text:p>
              </table:table-cell>
              <table:table-cell table:style-name="gray2">
                <text:p>varchar</text:p>
              </table:table-cell>
            </table:table-row>
            <table:table-row table:style-name="ro7">
              <table:table-cell table:style-name="ce4">
                <text:p text:style-name="P5"><text:span text:style-name="T5">UserAddress</text:span></text:p>
              </table:table-cell>
              <table:table-cell table:style-name="gray1">
                <text:p>varchar</text:p>
              </table:table-cell>
            </table:table-row>
            <table:table-row table:style-name="ro8" table:default-cell-style-name="gray2">
              <table:table-cell>
                <text:p>TimeSlot</text:p>
              </table:table-cell>
              <table:table-cell>
                <text:p>int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7" draw:layer="layout" svg:width="5.404cm" svg:height="1.6cm" svg:x="18.8cm" svg:y="1.2cm">
          <draw:text-box>
            <text:p><text:span text:style-name="T7">Customer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12.292cm" svg:height="14.092cm" svg:x="1.2cm" svg:y="0.908cm">
          <text:p text:style-name="P1"><text:span text:style-name="T1">Seller Table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2"><text:span text:style-name="T1"/></text:p>
          <text:p text:style-name="P2"><text:span text:style-name="T1"/></text:p>
          <text:p text:style-name="P1"/>
          <draw:enhanced-geometry svg:viewBox="0 0 21600 21600" draw:type="rectangle" draw:enhanced-path="M 0 0 L 21600 0 21600 21600 0 21600 0 0 Z N"/>
        </draw:custom-shape>
        <draw:frame draw:style-name="standard" draw:layer="layout" svg:width="9.972cm" svg:height="11.74cm" svg:x="2.652cm" svg:y="2.49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2">Seller ID </text:span></text:p>
              </table:table-cell>
              <table:table-cell table:style-name="gray3">
                <text:p>int</text:p>
              </table:table-cell>
            </table:table-row>
            <table:table-row table:style-name="ro2" table:default-cell-style-name="gray2">
              <table:table-cell>
                <text:p>Seller Email</text:p>
              </table:table-cell>
              <table:table-cell>
                <text:p>varchar</text:p>
              </table:table-cell>
            </table:table-row>
            <table:table-row table:style-name="ro3">
              <table:table-cell table:style-name="ce2">
                <text:p text:style-name="P3"><text:span text:style-name="T3">SellerPassword</text:span></text:p>
              </table:table-cell>
              <table:table-cell table:style-name="gray1">
                <text:p>varchar</text:p>
              </table:table-cell>
            </table:table-row>
            <table:table-row table:style-name="ro2" table:default-cell-style-name="gray2">
              <table:table-cell>
                <text:p>SellerName</text:p>
              </table:table-cell>
              <table:table-cell>
                <text:p>varchar</text:p>
              </table:table-cell>
            </table:table-row>
            <table:table-row table:style-name="ro2" table:default-cell-style-name="gray1">
              <table:table-cell>
                <text:p>ShopName</text:p>
              </table:table-cell>
              <table:table-cell>
                <text:p>varchar</text:p>
              </table:table-cell>
            </table:table-row>
            <table:table-row table:style-name="ro2" table:default-cell-style-name="gray2">
              <table:table-cell>
                <text:p>SellerCity</text:p>
              </table:table-cell>
              <table:table-cell>
                <text:p>varchar</text:p>
              </table:table-cell>
            </table:table-row>
            <table:table-row table:style-name="ro4" table:default-cell-style-name="gray1">
              <table:table-cell>
                <text:p>SellerState</text:p>
              </table:table-cell>
              <table:table-cell>
                <text:p>varchar</text:p>
              </table:table-cell>
            </table:table-row>
            <table:table-row table:style-name="ro4">
              <table:table-cell table:style-name="ce6">
                <text:p text:style-name="P9"><text:span text:style-name="T8">SellerRegID(Uni)</text:span></text:p>
              </table:table-cell>
              <table:table-cell table:style-name="gray2">
                <text:p>varchar</text:p>
              </table:table-cell>
            </table:table-row>
            <table:table-row table:style-name="ro4" table:default-cell-style-name="gray1">
              <table:table-cell>
                <text:p>SellerEmailVerified</text:p>
              </table:table-cell>
              <table:table-cell>
                <text:p>tinyint</text:p>
              </table:table-cell>
            </table:table-row>
            <table:table-row table:style-name="ro5" table:default-cell-style-name="gray2">
              <table:table-cell>
                <text:p>SellerIP</text:p>
              </table:table-cell>
              <table:table-cell>
                <text:p>varchar</text:p>
              </table:table-cell>
            </table:table-row>
            <table:table-row table:style-name="ro1" table:default-cell-style-name="gray1">
              <table:table-cell>
                <text:p>SellerPhone</text:p>
              </table:table-cell>
              <table:table-cell>
                <text:p>varchar</text:p>
              </table:table-cell>
            </table:table-row>
            <table:table-row table:style-name="ro1" table:default-cell-style-name="gray2">
              <table:table-cell>
                <text:p>ShopAddress</text:p>
              </table:table-cell>
              <table:table-cell>
                <text:p>varchar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2" draw:text-style-name="P4" draw:layer="layout" svg:width="11.4cm" svg:height="14.2cm" svg:x="15.6cm" svg:y="0.8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0.398cm" svg:height="11.908cm" svg:x="16cm" svg:y="2.275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9">
              <table:table-cell table:style-name="ce1">
                <text:p><text:span text:style-name="T2">ShopID</text:span></text:p>
              </table:table-cell>
              <table:table-cell table:style-name="gray3">
                <text:p>int</text:p>
              </table:table-cell>
            </table:table-row>
            <table:table-row table:style-name="ro10">
              <table:table-cell table:style-name="ce4">
                <text:p text:style-name="P5"><text:span text:style-name="T5">SellerPhone</text:span></text:p>
              </table:table-cell>
              <table:table-cell table:style-name="gray2">
                <text:p>varchar</text:p>
              </table:table-cell>
            </table:table-row>
            <table:table-row table:style-name="ro10">
              <table:table-cell table:style-name="ce4">
                <text:p text:style-name="P5"><text:span text:style-name="T5">SellerEmail</text:span></text:p>
              </table:table-cell>
              <table:table-cell table:style-name="gray1">
                <text:p>varchar</text:p>
              </table:table-cell>
            </table:table-row>
            <table:table-row table:style-name="ro10">
              <table:table-cell table:style-name="ce4">
                <text:p text:style-name="P5"><text:span text:style-name="T5">ShopAddress</text:span></text:p>
              </table:table-cell>
              <table:table-cell table:style-name="gray2">
                <text:p>varchar</text:p>
              </table:table-cell>
            </table:table-row>
            <table:table-row table:style-name="ro10" table:default-cell-style-name="gray1">
              <table:table-cell>
                <text:p>OpenTime</text:p>
              </table:table-cell>
              <table:table-cell>
                <text:p>time</text:p>
              </table:table-cell>
            </table:table-row>
            <table:table-row table:style-name="ro3" table:default-cell-style-name="gray2">
              <table:table-cell>
                <text:p>ProssessingTime</text:p>
              </table:table-cell>
              <table:table-cell>
                <text:p>time</text:p>
              </table:table-cell>
            </table:table-row>
            <table:table-row table:style-name="ro11" table:default-cell-style-name="gray1">
              <table:table-cell>
                <text:p>Queue Time</text:p>
              </table:table-cell>
              <table:table-cell>
                <text:p>time</text:p>
              </table:table-cell>
            </table:table-row>
            <table:table-row table:style-name="ro11" table:default-cell-style-name="gray2">
              <table:table-cell>
                <text:p>CloseTime</text:p>
              </table:table-cell>
              <table:table-cell>
                <text:p>time</text:p>
              </table:table-cell>
            </table:table-row>
            <table:table-row table:style-name="ro12" table:default-cell-style-name="gray1">
              <table:table-cell>
                <text:p>Slots(in 1hr)</text:p>
              </table:table-cell>
              <table:table-cell>
                <text:p>int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" draw:text-style-name="P7" draw:layer="layout" svg:width="5.404cm" svg:height="1.6cm" svg:x="19.53cm" svg:y="1.111cm">
          <draw:text-box>
            <text:p><text:span text:style-name="T7">Shop Tabl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5" draw:text-style-name="P1" draw:layer="layout" svg:width="12.292cm" svg:height="15.2cm" svg:x="1.2cm" svg:y="0.2cm">
          <text:p text:style-name="P1"><text:span text:style-name="T1">Product Table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2"><text:span text:style-name="T1"/></text:p>
          <text:p text:style-name="P2"><text:span text:style-name="T1"/></text:p>
          <text:p text:style-name="P1"/>
          <draw:enhanced-geometry svg:viewBox="0 0 21600 21600" draw:type="rectangle" draw:enhanced-path="M 0 0 L 21600 0 21600 21600 0 21600 0 0 Z N"/>
        </draw:custom-shape>
        <draw:frame draw:style-name="standard" draw:layer="layout" svg:width="10.623cm" svg:height="13.607cm" svg:x="2.109cm" svg:y="1.148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3">
              <table:table-cell table:style-name="ce1">
                <text:p><text:span text:style-name="T2">ProductID</text:span></text:p>
              </table:table-cell>
              <table:table-cell table:style-name="gray3">
                <text:p>int</text:p>
              </table:table-cell>
            </table:table-row>
            <table:table-row table:style-name="ro13" table:default-cell-style-name="gray2">
              <table:table-cell>
                <text:p>ProductName</text:p>
              </table:table-cell>
              <table:table-cell>
                <text:p>varchar</text:p>
              </table:table-cell>
            </table:table-row>
            <table:table-row table:style-name="ro13">
              <table:table-cell table:style-name="ce2">
                <text:p text:style-name="P3"><text:span text:style-name="T3">ProductPrice</text:span></text:p>
              </table:table-cell>
              <table:table-cell table:style-name="gray1">
                <text:p>float</text:p>
              </table:table-cell>
            </table:table-row>
            <table:table-row table:style-name="ro13" table:default-cell-style-name="gray2">
              <table:table-cell>
                <text:p>ProductShortDesc</text:p>
              </table:table-cell>
              <table:table-cell>
                <text:p>varchar</text:p>
              </table:table-cell>
            </table:table-row>
            <table:table-row table:style-name="ro14" table:default-cell-style-name="gray1">
              <table:table-cell>
                <text:p>ProductLongDesc</text:p>
              </table:table-cell>
              <table:table-cell>
                <text:p>text</text:p>
              </table:table-cell>
            </table:table-row>
            <table:table-row table:style-name="ro15" table:default-cell-style-name="gray2">
              <table:table-cell>
                <text:p>ProductThumb</text:p>
              </table:table-cell>
              <table:table-cell>
                <text:p>varchar</text:p>
              </table:table-cell>
            </table:table-row>
            <table:table-row table:style-name="ro13">
              <table:table-cell table:style-name="ce2">
                <text:p text:style-name="P3"><text:span text:style-name="T3">ProductImage</text:span></text:p>
              </table:table-cell>
              <table:table-cell table:style-name="gray1">
                <text:p>varchar</text:p>
              </table:table-cell>
            </table:table-row>
            <table:table-row table:style-name="ro16">
              <table:table-cell table:style-name="ce4">
                <text:p text:style-name="P5"><text:span text:style-name="T5">CategoryID</text:span></text:p>
              </table:table-cell>
              <table:table-cell table:style-name="gray2">
                <text:p>int</text:p>
              </table:table-cell>
            </table:table-row>
            <table:table-row table:style-name="ro13" table:default-cell-style-name="gray1">
              <table:table-cell>
                <text:p>ProductUpdateDate</text:p>
              </table:table-cell>
              <table:table-cell>
                <text:p>time</text:p>
              </table:table-cell>
            </table:table-row>
            <table:table-row table:style-name="ro13" table:default-cell-style-name="gray2">
              <table:table-cell>
                <text:p>ProductStock</text:p>
              </table:table-cell>
              <table:table-cell>
                <text:p>float</text:p>
              </table:table-cell>
            </table:table-row>
            <table:table-row table:style-name="ro13" table:default-cell-style-name="gray1">
              <table:table-cell>
                <text:p>ProductLive</text:p>
              </table:table-cell>
              <table:table-cell>
                <text:p>tinyint</text:p>
              </table:table-cell>
            </table:table-row>
            <table:table-row table:style-name="ro17" table:default-cell-style-name="gray2">
              <table:table-cell>
                <text:p>ProductUnlimited </text:p>
              </table:table-cell>
              <table:table-cell>
                <text:p>tinyint</text:p>
              </table:table-cell>
            </table:table-row>
            <table:table-row table:style-name="ro13">
              <table:table-cell table:style-name="ce4">
                <text:p text:style-name="P5"><text:span text:style-name="T5">ShopID</text:span></text:p>
              </table:table-cell>
              <table:table-cell table:style-name="gray1">
                <text:p>Int </text:p>
              </table:table-cell>
            </table:table-row>
            <table:table-row table:style-name="ro3" table:default-cell-style-name="gray2">
              <table:table-cell>
                <text:p>ProductTime</text:p>
              </table:table-cell>
              <table:table-cell>
                <text:p>time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6" draw:text-style-name="P4" draw:layer="layout" svg:width="12.51cm" svg:height="5.841cm" svg:x="14.6cm" svg:y="0.359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1.426cm" svg:height="4.02cm" svg:x="15.362cm" svg:y="1.705cm">
          <table:table table:template-name="default" table:use-first-row-styles="true" table:use-banding-rows-styles="true">
            <table:table-column table:style-name="co5"/>
            <table:table-column table:style-name="co9"/>
            <table:table-row table:style-name="ro9">
              <table:table-cell table:style-name="ce1">
                <text:p><text:span text:style-name="T2">CategoryID</text:span></text:p>
              </table:table-cell>
              <table:table-cell table:style-name="gray3">
                <text:p>int</text:p>
              </table:table-cell>
            </table:table-row>
            <table:table-row table:style-name="ro10">
              <table:table-cell table:style-name="ce2">
                <text:p text:style-name="P3"><text:span text:style-name="T3">CategoryName</text:span></text:p>
              </table:table-cell>
              <table:table-cell table:style-name="gray2">
                <text:p>varchar</text:p>
              </table:table-cell>
            </table:table-row>
            <table:table-row table:style-name="ro10">
              <table:table-cell table:style-name="ce4">
                <text:p text:style-name="P5"><text:span text:style-name="T5">ShopId</text:span></text:p>
              </table:table-cell>
              <table:table-cell table:style-name="gray1">
                <text:p>varchar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7" draw:text-style-name="P7" draw:layer="layout" svg:width="10.134cm" svg:height="1.825cm" svg:x="15.6cm" svg:y="0.6cm">
          <draw:text-box>
            <text:p><text:span text:style-name="T7">ProductCatogery </text:span><text:span text:style-name="T7">Table</text:span></text:p>
          </draw:text-box>
        </draw:frame>
        <draw:custom-shape draw:style-name="gr8" draw:text-style-name="P1" draw:layer="layout" svg:width="12.6cm" svg:height="8.8cm" svg:x="14.6cm" svg:y="6.6cm">
          <text:p text:style-name="P1"><text:span text:style-name="T9">ProductOptions </text:span><text:span text:style-name="T9">Table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draw:style-name="standard" draw:layer="layout" svg:width="10.999cm" svg:height="6.617cm" svg:x="15.688cm" svg:y="8.031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13">
              <table:table-cell table:style-name="ce1">
                <text:p><text:span text:style-name="T2">ProductOptionalID</text:span></text:p>
              </table:table-cell>
              <table:table-cell table:style-name="gray3">
                <text:p>int</text:p>
              </table:table-cell>
            </table:table-row>
            <table:table-row table:style-name="ro18">
              <table:table-cell table:style-name="ce4">
                <text:p text:style-name="P5"><text:span text:style-name="T5">ProductID</text:span></text:p>
              </table:table-cell>
              <table:table-cell table:style-name="gray2">
                <text:p>int</text:p>
              </table:table-cell>
            </table:table-row>
            <table:table-row table:style-name="ro18">
              <table:table-cell table:style-name="ce4">
                <text:p text:style-name="P5"><text:span text:style-name="T5">OptionID </text:span></text:p>
              </table:table-cell>
              <table:table-cell table:style-name="gray1">
                <text:p>int</text:p>
              </table:table-cell>
            </table:table-row>
            <table:table-row table:style-name="ro19" table:default-cell-style-name="gray2">
              <table:table-cell>
                <text:p>OptionPriceIncrement</text:p>
              </table:table-cell>
              <table:table-cell>
                <text:p>int</text:p>
              </table:table-cell>
            </table:table-row>
            <table:table-row table:style-name="ro20">
              <table:table-cell table:style-name="ce4">
                <text:p text:style-name="P5"><text:span text:style-name="T5">OptiongroupID</text:span></text:p>
              </table:table-cell>
              <table:table-cell table:style-name="gray1">
                <text:p>int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9" draw:text-style-name="P1" draw:layer="layout" svg:width="12.292cm" svg:height="5cm" svg:x="1.108cm" svg:y="1.8cm">
          <text:p text:style-name="P1"><text:span text:style-name="T1">Options Table</text:span></text:p>
          <text:p text:style-name="P1"><text:span text:style-name="T1"/></text:p>
          <text:p text:style-name="P2"><text:span text:style-name="T1"/></text:p>
          <text:p text:style-name="P2"><text:span text:style-name="T1"/></text:p>
          <text:p text:style-name="P1"/>
          <draw:enhanced-geometry svg:viewBox="0 0 21600 21600" draw:type="rectangle" draw:enhanced-path="M 0 0 L 21600 0 21600 21600 0 21600 0 0 Z N"/>
        </draw:custom-shape>
        <draw:frame draw:style-name="standard" draw:layer="layout" svg:width="10.623cm" svg:height="2.915cm" svg:x="2.028cm" svg:y="3.174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3">
              <table:table-cell table:style-name="ce1">
                <text:p><text:span text:style-name="T2">OptionID</text:span></text:p>
              </table:table-cell>
              <table:table-cell table:style-name="gray3">
                <text:p>int</text:p>
              </table:table-cell>
            </table:table-row>
            <table:table-row table:style-name="ro13" table:default-cell-style-name="gray2">
              <table:table-cell>
                <text:p>OptionGroupID</text:p>
              </table:table-cell>
              <table:table-cell>
                <text:p>int</text:p>
              </table:table-cell>
            </table:table-row>
            <table:table-row table:style-name="ro13">
              <table:table-cell table:style-name="ce2">
                <text:p text:style-name="P3"><text:span text:style-name="T3">OptionName</text:span></text:p>
              </table:table-cell>
              <table:table-cell table:style-name="gray1">
                <text:p>Varchar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8" draw:text-style-name="P1" draw:layer="layout" svg:width="12.6cm" svg:height="8.8cm" svg:x="14.6cm" svg:y="1cm">
          <text:p text:style-name="P1"><text:span text:style-name="T9">Cart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draw:style-name="standard" draw:layer="layout" svg:width="10.999cm" svg:height="6.617cm" svg:x="15.688cm" svg:y="2.431cm">
          <table:table table:template-name="default" table:use-first-row-styles="true" table:use-banding-rows-styles="true">
            <table:table-column table:style-name="co10"/>
            <table:table-column table:style-name="co11"/>
            <table:table-row table:style-name="ro13">
              <table:table-cell table:style-name="ce1">
                <text:p><text:span text:style-name="T2">ProductID</text:span></text:p>
              </table:table-cell>
              <table:table-cell table:style-name="gray3">
                <text:p>int</text:p>
              </table:table-cell>
            </table:table-row>
            <table:table-row table:style-name="ro18">
              <table:table-cell table:style-name="ce4">
                <text:p text:style-name="P5"><text:span text:style-name="T5">ProductID</text:span></text:p>
              </table:table-cell>
              <table:table-cell table:style-name="gray2">
                <text:p>int</text:p>
              </table:table-cell>
            </table:table-row>
            <table:table-row table:style-name="ro18">
              <table:table-cell table:style-name="ce4">
                <text:p text:style-name="P5"><text:span text:style-name="T5">OptionID </text:span></text:p>
              </table:table-cell>
              <table:table-cell table:style-name="gray1">
                <text:p>int</text:p>
              </table:table-cell>
            </table:table-row>
            <table:table-row table:style-name="ro19" table:default-cell-style-name="gray2">
              <table:table-cell>
                <text:p>OptionPriceIncrement</text:p>
              </table:table-cell>
              <table:table-cell>
                <text:p>int</text:p>
              </table:table-cell>
            </table:table-row>
            <table:table-row table:style-name="ro20">
              <table:table-cell table:style-name="ce4">
                <text:p text:style-name="P5"><text:span text:style-name="T5">OptiongroupID</text:span></text:p>
              </table:table-cell>
              <table:table-cell table:style-name="gray1">
                <text:p>int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10" draw:text-style-name="P1" draw:layer="layout" svg:width="12.292cm" svg:height="4.2cm" svg:x="1.108cm" svg:y="8.2cm">
          <text:p text:style-name="P1"><text:span text:style-name="T1">OptionGroups </text:span><text:span text:style-name="T1">Table</text:span></text:p>
          <text:p text:style-name="P1"><text:span text:style-name="T1"/></text:p>
          <text:p text:style-name="P2"><text:span text:style-name="T1"/></text:p>
          <text:p text:style-name="P1"/>
          <draw:enhanced-geometry svg:viewBox="0 0 21600 21600" draw:type="rectangle" draw:enhanced-path="M 0 0 L 21600 0 21600 21600 0 21600 0 0 Z N"/>
        </draw:custom-shape>
        <draw:frame draw:style-name="standard" draw:layer="layout" svg:width="10.623cm" svg:height="1.943cm" svg:x="2.428cm" svg:y="9.574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3">
              <table:table-cell table:style-name="ce1">
                <text:p><text:span text:style-name="T2">OptionGroupID</text:span></text:p>
              </table:table-cell>
              <table:table-cell table:style-name="gray3">
                <text:p>int</text:p>
              </table:table-cell>
            </table:table-row>
            <table:table-row table:style-name="ro13">
              <table:table-cell table:style-name="ce2">
                <text:p text:style-name="P3"><text:span text:style-name="T3">OptionGroupName</text:span></text:p>
              </table:table-cell>
              <table:table-cell table:style-name="gray2">
                <text:p>Varchar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5T11:28:44.474368687</meta:creation-date>
    <dc:date>2020-08-05T22:05:36.518241835</dc:date>
    <meta:editing-duration>PT23M32S</meta:editing-duration>
    <meta:editing-cycles>8</meta:editing-cycles>
    <meta:generator>LibreOffice/6.4.4.2$Linux_X86_64 LibreOffice_project/40$Build-2</meta:generator>
    <meta:document-statistic meta:object-count="52"/>
  </office:meta>
</office:document-meta>
</file>